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2c1" officeooo:paragraph-rsid="0003f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3:40:59.086392828</meta:creation-date>
    <dc:date>2017-05-19T14:15:37.794919722</dc:date>
    <meta:editing-duration>PT2M2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